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" table:default-cell-style-name="Default"/>
        <table:table-row table:style-name="ro1">
          <table:table-cell office:value-type="float" office:value="3537" calcext:value-type="float">
            <text:p>3537</text:p>
          </table:table-cell>
        </table:table-row>
      </table:table>
      <table:table table:name="C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œud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rc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rocédu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table:formula="of:=[.B2]-[.B1]+2*[.B3]"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6">00/00/0000</text:date>, <text:time style:data-style-name="N2" text:time-value="15:43:15.4396945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6T13:38:18.820589048</meta:creation-date>
    <dc:date>2025-10-16T15:50:11.424063423</dc:date>
    <meta:editing-duration>PT42M12S</meta:editing-duration>
    <meta:editing-cycles>2</meta:editing-cycles>
    <meta:generator>LibreOffice/24.2.7.2$Linux_X86_64 LibreOffice_project/420$Build-2</meta:generator>
    <meta:document-statistic meta:table-count="2" meta:cell-count="9" meta:object-count="0"/>
  </office:meta>
</office:document-meta>
</file>